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Arial" svg:font-family="Arial, Helvetica, sans-serif"/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bdbd9" officeooo:paragraph-rsid="000bdbd9"/>
    </style:style>
    <style:style style:name="P2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rsid="000bdbd9" officeooo:paragraph-rsid="000bdbd9"/>
    </style:style>
    <style:style style:name="P3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rsid="000bdbd9" officeooo:paragraph-rsid="000bdbd9"/>
    </style:style>
    <style:style style:name="P4" style:family="paragraph" style:parent-style-name="Standard">
      <style:text-properties fo:font-variant="normal" fo:text-transform="none" fo:color="#242729" style:font-name="Arial1" fo:font-size="11.25pt" fo:letter-spacing="normal" fo:font-style="normal" fo:font-weight="normal" officeooo:rsid="000bdbd9" officeooo:paragraph-rsid="000bdbd9"/>
    </style:style>
    <style:style style:name="T1" style:family="text">
      <style:text-properties officeooo:rsid="000f14f4"/>
    </style:style>
    <style:style style:name="T2" style:family="text">
      <style:text-properties officeooo:rsid="0011b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oc2Vec</text:p>
      <text:p text:style-name="P1"/>
      <text:p text:style-name="P1">Doc2Vec()</text:p>
      <text:p text:style-name="P1">- set alpha, min_alpha as default</text:p>
      <text:p text:style-name="P1">- min_count : 10~20 for a million corpus</text:p>
      <text:p text:style-name="P1">- sampling_threshold : 10e-5 for dm, 10e-6 for dbow</text:p>
      <text:p text:style-name="P1"/>
      <text:p text:style-name="P1"/>
      <text:p text:style-name="P1">infer_vector()</text:p>
      <text:p text:style-name="P1">- bigger step, better result (default = <text:span text:style-name="T1">5</text:span>) : <text:span text:style-name="T1">10~100 in other papers</text:span></text:p>
      <text:p text:style-name="P1">- infer_alpha = model.alpha is a good starting point</text:p>
      <text:p text:style-name="P1">- infer_min_alpha = model.min_alpha is a good starting point</text:p>
      <text:p text:style-name="P1"/>
      <text:p text:style-name="P1"/>
      <text:p text:style-name="P1"><text:a xlink:type="simple" xlink:href="https://stackoverflow.com/questions/50212449/gensim-doc2vec-why-does-infer-vector-use-alpha" text:style-name="Internet_20_link" text:visited-style-name="Visited_20_Internet_20_Link">https://stackoverflow.com/questions/50212449/gensim-doc2vec-why-does-infer-vector-use-alpha</text:a></text:p>
      <text:p text:style-name="P1"><text:a xlink:type="simple" xlink:href="https://groups.google.com/forum/#!topic/gensim/-YpxEbZvrZE" text:style-name="Internet_20_link" text:visited-style-name="Visited_20_Internet_20_Link">https://groups.google.com/forum/#!topic/gensim/-YpxEbZvrZE</text:a></text:p>
      <text:p text:style-name="P1"><text:a xlink:type="simple" xlink:href="https://stackoverflow.com/questions/51245689/what-does-epochs-mean-in-doc2vec-and-train-when-i-have-to-manually-run-the-itera" text:style-name="Internet_20_link" text:visited-style-name="Visited_20_Internet_20_Link">https://stackoverflow.com/questions/51245689/what-does-epochs-mean-in-doc2vec-and-train-when-i-have-to-manually-run-the-itera</text:a></text:p>
      <text:p text:style-name="P1"><text:a xlink:type="simple" xlink:href="https://github.com/RaRe-Technologies/gensim/blob/develop/docs/notebooks/doc2vec-lee.ipynb" text:style-name="Internet_20_link" text:visited-style-name="Visited_20_Internet_20_Link">https://github.com/RaRe-Technologies/gensim/blob/develop/docs/notebooks/doc2vec-lee.ipynb</text:a></text:p>
      <text:p text:style-name="P1"/>
      <text:p text:style-name="P2">PV-DBOW mode (`dm=0`) is worth trying, especially on short documents. (Adding the extra option `dbow_words=1` to PV-DBOW trains word-vectors interleaved simultaneously, at an extra time cost proportional to `window`, which sometimes also helps.)</text:p>
      <text:p text:style-name="P2"/>
      <text:p text:style-name="P2">10 or 20 iterations are mentioned in the original Paragraph Vector (Doc2Vec) papers - so only if you're really confident in your evaluation method, and improving value of so many more iterations, would I be testing 100+ iterations</text:p>
      <text:p text:style-name="P2"/>
      <text:p text:style-name="P2"><text:span text:style-name="T2">I</text:span>n particular, a `min_count` of 1 often adds a lot of noise to doc-vector training (lowering quality), and eliminating more words helps more than you'd think. So trying a `min_count` range of [2, 5, 10, 20] may reveal more than just 1...5</text:p>
      <text:p text:style-name="P2"/>
      <text:p text:style-name="P2"/>
      <text:p text:style-name="P4">For some classification tasks, an approach that's sometimes worked better than I would have expected is skipping per-text IDs entirely, and just training the Doc2Vec model with known-class examples, with the desired classes as the doctags. You then get 'doc vectors' just for the class doctags – not every document – a potentially much smaller model. Later inferring vectors for new texts results in vectors meaningfully close to related class doc vec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Arial" svg:font-family="Arial, Helvetica, sans-serif"/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0:15:15.206271290</meta:creation-date>
    <dc:date>2018-11-16T12:33:19.663174267</dc:date>
    <meta:editing-duration>PT24M49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244" meta:character-count="1865" meta:non-whitespace-character-count="1636"/>
  </office:meta>
</office:document-meta>
</file>